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10E0000069D0000069DF42E89F1.svm"/>
  <manifest:file-entry manifest:media-type="" manifest:full-path="Pictures/200000610000069D0000069D346DA31A.svm"/>
  <manifest:file-entry manifest:media-type="" manifest:full-path="Pictures/200001D8000006B10000069D962DEC0B.svm"/>
  <manifest:file-entry manifest:media-type="" manifest:full-path="Pictures/2000005A0000069D0000069DA8B4F03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3.804cm"/>
    </style:style>
    <style:style style:name="gr6" style:family="graphic" style:parent-style-name="standard">
      <style:graphic-properties draw:stroke="none" draw:fill="none" fo:min-height="1.48cm"/>
    </style:style>
    <style:style style:name="gr7" style:family="graphic" style:parent-style-name="standard">
      <style:graphic-properties draw:stroke="none" draw:fill="none" fo:min-height="13.147cm"/>
    </style:style>
    <style:style style:name="gr8" style:family="graphic" style:parent-style-name="standard">
      <style:graphic-properties draw:stroke="none" draw:fill="none" fo:min-height="10.946cm"/>
    </style:style>
    <style:style style:name="gr9" style:family="graphic" style:parent-style-name="standard">
      <style:graphic-properties draw:stroke="none" draw:fill="none" fo:min-height="3.9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66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99ccff"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style:use-window-font-color="true" fo:font-family="'DejaVu Sans'" style:font-family-generic="swiss" style:font-pitch="variable" fo:font-size="200pt" fo:font-weight="normal" style:font-size-asian="200pt" style:font-weight-asian="normal" style:font-size-complex="200pt" style:font-weight-complex="normal"/>
    </style:style>
    <style:style style:name="P2" style:family="paragraph">
      <style:text-properties style:use-window-font-color="true" fo:font-family="'Standard Symbols L'" style:font-pitch="variable" style:font-charset="x-symbol" fo:font-size="200pt" fo:font-weight="normal" style:font-size-asian="200pt" style:font-weight-asian="normal" style:font-size-complex="20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 Mono'" style:font-family-generic="swiss" style:font-pitch="fixed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text-properties style:use-window-font-color="true" fo:font-family="'DejaVu Sans Mono'" style:font-family-generic="swiss" style:font-pitch="fixed" fo:font-size="120pt" fo:font-weight="bold" style:font-size-asian="120pt" style:font-weight-asian="bold" style:font-size-complex="120pt" style:font-weight-complex="bold"/>
    </style:style>
    <style:style style:name="P8" style:family="paragraph">
      <style:text-properties style:use-window-font-color="true" fo:font-family="'DejaVu Sans Mono'" style:font-family-generic="swiss" style:font-pitch="fixed"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center"/>
      <style:text-properties style:use-window-font-color="true" fo:font-family="'DejaVu Sans'" style:font-family-generic="swiss" style:font-pitch="variable" fo:font-size="96pt" fo:font-weight="normal" style:font-size-asian="96pt" style:font-weight-asian="normal" style:font-size-complex="96pt" style:font-weight-complex="normal"/>
    </style:style>
    <style:style style:name="P10" style:family="paragraph">
      <style:paragraph-properties fo:text-align="center"/>
      <style:text-properties fo:font-family="'DejaVu Sans Mono'" style:font-family-generic="swiss" style:font-pitch="fixed" fo:font-size="120pt" style:font-size-asian="120pt" style:font-size-complex="120pt"/>
    </style:style>
    <style:style style:name="P11" style:family="paragraph">
      <style:paragraph-properties fo:text-align="center"/>
      <style:text-properties fo:font-family="'DejaVu Sans Mono'" style:font-family-generic="swiss" style:font-pitch="fixed" fo:font-size="80pt" fo:font-weight="bold" style:font-size-asian="80pt" style:font-weight-asian="bold" style:font-size-complex="80pt" style:font-weight-complex="bold"/>
    </style:style>
    <style:style style:name="P12" style:family="paragraph">
      <style:paragraph-properties fo:text-align="center"/>
      <style:text-properties fo:font-family="'DejaVu Sans Mono'" style:font-family-generic="swiss" style:font-pitch="fixed" fo:font-size="96pt" style:font-size-asian="96pt" style:font-size-complex="96pt"/>
    </style:style>
    <style:style style:name="P13" style:family="paragraph">
      <style:paragraph-properties fo:text-align="center"/>
      <style:text-properties style:use-window-font-color="true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P14" style:family="paragraph">
      <style:paragraph-properties fo:text-align="center"/>
      <style:text-properties fo:color="#996633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paragraph-properties fo:text-align="start"/>
      <style:text-properties fo:font-family="'DejaVu Sans Mono'" style:font-family-generic="swiss" style:font-pitch="fixed" fo:font-size="36pt" style:font-size-asian="36pt" style:font-size-complex="36pt"/>
    </style:style>
    <style:style style:name="T1" style:family="text">
      <style:text-properties style:use-window-font-color="true" fo:font-family="'DejaVu Sans'" style:font-family-generic="swiss" style:font-pitch="variable" fo:font-size="200pt" fo:font-weight="normal" style:font-size-asian="200pt" style:font-weight-asian="normal" style:font-size-complex="200pt" style:font-weight-complex="normal"/>
    </style:style>
    <style:style style:name="T2" style:family="text">
      <style:text-properties style:use-window-font-color="true" fo:font-family="'Standard Symbols L'" style:font-pitch="variable" style:font-charset="x-symbol" fo:font-size="200pt" fo:font-weight="normal" style:font-size-asian="200pt" style:font-weight-asian="normal" style:font-size-complex="200pt" style:font-weight-complex="normal"/>
    </style:style>
    <style:style style:name="T3" style:family="text">
      <style:text-properties fo:color="#c0c0c0" fo:font-family="'DejaVu Sans Mono'" style:font-family-generic="swiss" style:font-pitch="fixed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'DejaVu Sans Mono'" style:font-family-generic="swiss" style:font-pitch="fixed" fo:font-size="36pt" style:font-size-asian="36pt" style:font-size-complex="36pt"/>
    </style:style>
    <style:style style:name="T5" style:family="text">
      <style:text-properties fo:color="#996633" fo:font-family="'DejaVu Sans Mono'" style:font-family-generic="swiss" style:font-pitch="fixed" fo:font-size="36pt" style:font-size-asian="36pt" style:font-size-complex="36pt"/>
    </style:style>
    <style:style style:name="T6" style:family="text">
      <style:text-properties fo:color="#0099ff" fo:font-family="'DejaVu Sans Mono'" style:font-family-generic="swiss" style:font-pitch="fixed" fo:font-size="36pt" style:font-size-asian="36pt" style:font-size-complex="36pt"/>
    </style:style>
    <style:style style:name="T7" style:family="text">
      <style:text-properties fo:color="#94bd5e" fo:font-family="'DejaVu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8" style:family="text">
      <style:text-properties style:use-window-font-color="true" fo:font-family="'DejaVu Sans Mono'" style:font-family-generic="swiss" style:font-pitch="fixed" fo:font-size="36pt" style:font-size-asian="36pt" style:font-size-complex="36pt"/>
    </style:style>
    <style:style style:name="T9" style:family="text">
      <style:text-properties fo:color="#996633" fo:font-family="'DejaVu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99ff" fo:font-family="'DejaVu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use-window-font-color="true" fo:font-family="'DejaVu Sans Mono'" style:font-family-generic="swiss" style:font-pitch="fixed" fo:font-size="36pt" fo:font-weight="normal" style:font-size-asian="36pt" style:font-weight-asian="normal" style:font-size-complex="36pt" style:font-weight-complex="normal"/>
    </style:style>
    <style:style style:name="T12" style:family="text">
      <style:text-properties style:use-window-font-color="true" fo:font-family="'DejaVu Sans Mono'" style:font-family-generic="swiss" style:font-pitch="fixed" fo:font-size="120pt" fo:font-weight="bold" style:font-size-asian="120pt" style:font-weight-asian="bold" style:font-size-complex="120pt" style:font-weight-complex="bold"/>
    </style:style>
    <style:style style:name="T13" style:family="text">
      <style:text-properties style:use-window-font-color="true" fo:font-family="'DejaVu Sans Mono'" style:font-family-generic="swiss" style:font-pitch="fixed" fo:font-size="80pt" fo:font-weight="bold" style:font-size-asian="80pt" style:font-weight-asian="bold" style:font-size-complex="80pt" style:font-weight-complex="bold"/>
    </style:style>
    <style:style style:name="T14" style:family="text">
      <style:text-properties style:use-window-font-color="true" fo:font-family="'DejaVu Sans'" style:font-family-generic="swiss" style:font-pitch="variable" fo:font-size="96pt" fo:font-weight="normal" style:font-size-asian="96pt" style:font-weight-asian="normal" style:font-size-complex="96pt" style:font-weight-complex="normal"/>
    </style:style>
    <style:style style:name="T15" style:family="text">
      <style:text-properties fo:color="#c0c0c0" fo:font-family="'DejaVu Sans Mono'" style:font-family-generic="swiss" style:font-pitch="fixed" fo:font-size="120pt" fo:font-weight="bold" style:font-size-asian="120pt" style:font-weight-asian="bold" style:font-size-complex="120pt" style:font-weight-complex="bold"/>
    </style:style>
    <style:style style:name="T16" style:family="text">
      <style:text-properties fo:color="#c0c0c0" fo:font-family="'DejaVu Sans Mono'" style:font-family-generic="swiss" style:font-pitch="fixed" fo:font-size="80pt" fo:font-weight="bold" style:font-size-asian="80pt" style:font-weight-asian="bold" style:font-size-complex="80pt" style:font-weight-complex="bold"/>
    </style:style>
    <style:style style:name="T17" style:family="text">
      <style:text-properties fo:font-family="'DejaVu Sans Mono'" style:font-family-generic="swiss" style:font-pitch="fixed" fo:font-size="96pt" style:font-size-asian="96pt" style:font-size-complex="96pt"/>
    </style:style>
    <style:style style:name="T18" style:family="text">
      <style:text-properties style:use-window-font-color="true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T19" style:family="text">
      <style:text-properties fo:color="#996633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119cm" svg:height="8.464cm" svg:x="1.27cm" svg:y="9.96cm">
          <draw:text-box>
            <text:p><text:span text:style-name="T1">Sca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6.15cm" svg:height="9.45cm" svg:x="5.715cm" svg:y="2.54cm">
          <draw:text-box>
            <text:p><text:span text:style-name="T2">l</text:span></text:p>
          </draw:text-box>
        </draw:frame>
        <draw:frame draw:style-name="gr1" draw:text-style-name="P2" draw:layer="layout" svg:width="13.335cm" svg:height="9.45cm" svg:x="13.6cm" svg:y="10.035cm">
          <draw:text-box>
            <text:p><text:span text:style-name="T2">O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4" draw:layer="layout" svg:width="23.487cm" svg:height="1.729cm" svg:x="2.252cm" svg:y="5.65cm">
          <draw:text-box>
            <text:p text:style-name="P3"><text:span text:style-name="T3">class</text:span><text:span text:style-name="T4"> </text:span><text:span text:style-name="T5">Person</text:span><text:span text:style-name="T4">(</text:span><text:span text:style-name="T3">val</text:span><text:span text:style-name="T4"> </text:span><text:span text:style-name="T6">name</text:span><text:span text:style-name="T4">: </text:span><text:span text:style-name="T5">String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4" draw:layer="layout" svg:width="23.489cm" svg:height="13.553cm" svg:x="2.252cm" svg:y="5.65cm">
          <draw:text-box>
            <text:p text:style-name="P3"><text:span text:style-name="T3">class</text:span><text:span text:style-name="T4"> </text:span><text:span text:style-name="T5">Person</text:span><text:span text:style-name="T4">(</text:span><text:span text:style-name="T3">val</text:span><text:span text:style-name="T4"> </text:span><text:span text:style-name="T6">name</text:span><text:span text:style-name="T4">: </text:span><text:span text:style-name="T5">String</text:span><text:span text:style-name="T4">)</text:span></text:p>
            <text:p text:style-name="P5"><text:span text:style-name="T3"/></text:p>
            <text:p text:style-name="P5"><text:span text:style-name="T7">// this is Java</text:span></text:p>
            <text:p text:style-name="P5"><text:span text:style-name="T3">class</text:span><text:span text:style-name="T4"> </text:span><text:span text:style-name="T5">Person </text:span><text:span text:style-name="T8">{</text:span></text:p>
            <text:p text:style-name="P5"><text:span text:style-name="T8"><text:s text:c="2"/></text:span><text:span text:style-name="T3">private </text:span><text:span text:style-name="T9">String </text:span><text:span text:style-name="T10">name</text:span><text:span text:style-name="T11">;</text:span></text:p>
            <text:p text:style-name="P5"><text:span text:style-name="T11"><text:s text:c="2"/></text:span><text:span text:style-name="T3">public </text:span><text:span text:style-name="T9">Person</text:span><text:span text:style-name="T11">(</text:span><text:span text:style-name="T9">String </text:span><text:span text:style-name="T10">name</text:span><text:span text:style-name="T11">) {</text:span></text:p>
            <text:p text:style-name="P5"><text:span text:style-name="T11"><text:s text:c="4"/></text:span><text:span text:style-name="T3">this</text:span><text:span text:style-name="T11">.</text:span><text:span text:style-name="T10">name </text:span><text:span text:style-name="T11">=</text:span><text:span text:style-name="T10"> name</text:span><text:span text:style-name="T11">;</text:span></text:p>
            <text:p text:style-name="P5"><text:span text:style-name="T11"><text:s text:c="2"/></text:span><text:span text:style-name="T11">}</text:span></text:p>
            <text:p text:style-name="P5"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7" draw:layer="layout" svg:width="8.147cm" svg:height="5.179cm" svg:x="5.715cm" svg:y="4.116cm">
          <draw:text-box>
            <text:p><text:span text:style-name="T12">val</text:span></text:p>
          </draw:text-box>
        </draw:frame>
        <draw:frame draw:style-name="gr4" draw:text-style-name="P8" draw:layer="layout" svg:width="5.607cm" svg:height="3.536cm" svg:x="15.14cm" svg:y="11.804cm">
          <draw:text-box>
            <text:p><text:span text:style-name="T13">va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9" draw:layer="layout" svg:width="15.71cm" svg:height="4.196cm" svg:x="10.16cm" svg:y="12.7cm">
          <draw:text-box>
            <text:p text:style-name="P3"><text:span text:style-name="T14">mutable</text:span></text:p>
          </draw:text-box>
        </draw:frame>
        <draw:frame draw:style-name="gr5" draw:text-style-name="P9" draw:layer="layout" svg:width="20.32cm" svg:height="4.196cm" svg:x="1.27cm" svg:y="4.694cm">
          <draw:text-box>
            <text:p text:style-name="P3"><text:span text:style-name="T14">immuta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10" draw:layer="layout" svg:width="13.244cm" svg:height="5.179cm" svg:x="3.81cm" svg:y="4.445cm">
          <draw:text-box>
            <text:p text:style-name="P3"><text:span text:style-name="T15">class</text:span></text:p>
          </draw:text-box>
        </draw:frame>
        <draw:frame draw:style-name="gr4" draw:text-style-name="P11" draw:layer="layout" svg:width="10.713cm" svg:height="3.536cm" svg:x="12.147cm" svg:y="12.339cm">
          <draw:text-box>
            <text:p text:style-name="P3"><text:span text:style-name="T16">ob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12" draw:layer="layout" svg:width="23.487cm" svg:height="12.086cm" svg:x="2.252cm" svg:y="4.825cm">
          <draw:text-box>
            <text:p text:style-name="P3"><text:span text:style-name="T17">(1).+(2)</text:span></text:p>
            <text:p text:style-name="P3"><text:span text:style-name="T17"/></text:p>
            <text:p text:style-name="P3"><text:span text:style-name="T17">1 +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13" draw:layer="layout" svg:width="14.099cm" svg:height="13.397cm" svg:x="6.946cm" svg:y="2.37cm">
          <draw:text-box>
            <text:p text:style-name="P3"><text:span text:style-name="T18">=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13" draw:layer="layout" svg:width="14.605cm" svg:height="13.396cm" svg:x="6.693cm" svg:y="2.245cm">
          <draw:text-box>
            <text:p text:style-name="P3"><text:span text:style-name="T18">: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14" draw:layer="layout" svg:width="14.605cm" svg:height="13.396cm" svg:x="6.693cm" svg:y="2.245cm">
          <draw:text-box>
            <text:p text:style-name="P3"><text:span text:style-name="T19">: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9" draw:text-style-name="P9" draw:layer="layout" svg:width="14.523cm" svg:height="4.197cm" svg:x="2.61cm" svg:y="4.98cm">
          <draw:text-box>
            <text:p text:style-name="P3"><text:span text:style-name="T14">Trai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9" draw:text-style-name="P15" draw:layer="layout" svg:width="12.893cm" svg:height="4.197cm" svg:x="12.4cm" svg:y="11.348cm">
          <draw:text-box>
            <text:p text:style-name="P3"><text:span text:style-name="T14">Act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0" draw:text-style-name="P16" draw:layer="layout" svg:width="16.162cm" svg:height="16.509cm" svg:x="6.985cm" svg:y="3.384cm">
          <draw:text-box>
            <text:p text:style-name="P5"><text:span text:style-name="T3">def </text:span><text:span text:style-name="T6">act</text:span><text:span text:style-name="T8">()</text:span><text:span text:style-name="T6"> </text:span><text:span text:style-name="T8">{</text:span></text:p>
            <text:p text:style-name="P5"><text:span text:style-name="T8"/></text:p>
            <text:p text:style-name="P5"><text:span text:style-name="T6"><text:s text:c="2"/></text:span><text:span text:style-name="T6">loop </text:span><text:span text:style-name="T8">{</text:span></text:p>
            <text:p text:style-name="P5"><text:span text:style-name="T8"/></text:p>
            <text:p text:style-name="P5"><text:span text:style-name="T6"><text:s text:c="4"/></text:span><text:span text:style-name="T6">react</text:span><text:span text:style-name="T8"> {</text:span></text:p>
            <text:p text:style-name="P5"><text:span text:style-name="T8"><text:s text:c="6"/></text:span><text:span text:style-name="T8">...</text:span></text:p>
            <text:p text:style-name="P5"><text:span text:style-name="T8"><text:s text:c="4"/></text:span><text:span text:style-name="T8">}</text:span></text:p>
            <text:p text:style-name="P5"><text:span text:style-name="T8"/></text:p>
            <text:p text:style-name="P5"><text:span text:style-name="T8"><text:s text:c="2"/></text:span><text:span text:style-name="T8">}</text:span></text:p>
            <text:p text:style-name="P5"><text:span text:style-name="T8"/></text:p>
            <text:p text:style-name="P5"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" draw:text-style-name="P3" draw:layer="layout" svg:width="2.54cm" svg:height="2.54cm" svg:x="22.05cm" svg:y="6.38cm">
          <draw:image xlink:href="Pictures/200001D8000006B10000069D962DEC0B.svm" xlink:type="simple" xlink:show="embed" xlink:actuate="onLoad">
            <text:p/>
          </draw:image>
        </draw:frame>
        <draw:frame draw:style-name="gr11" draw:text-style-name="P3" draw:layer="layout" svg:width="2.54cm" svg:height="2.54cm" svg:x="21.35cm" svg:y="6.38cm">
          <draw:image xlink:href="Pictures/200001D8000006B10000069D962DEC0B.svm" xlink:type="simple" xlink:show="embed" xlink:actuate="onLoad">
            <text:p/>
          </draw:image>
        </draw:frame>
        <draw:frame draw:style-name="gr11" draw:text-style-name="P3" draw:layer="layout" svg:width="2.54cm" svg:height="2.54cm" svg:x="21.65cm" svg:y="10.96cm">
          <draw:image xlink:href="Pictures/2000005A0000069D0000069DA8B4F03C.svm" xlink:type="simple" xlink:show="embed" xlink:actuate="onLoad">
            <text:p/>
          </draw:image>
        </draw:frame>
        <draw:frame draw:style-name="gr11" draw:text-style-name="P3" draw:layer="layout" svg:width="2.54cm" svg:height="2.54cm" svg:x="21.15cm" svg:y="10.96cm">
          <draw:image xlink:href="Pictures/2000005A0000069D0000069DA8B4F03C.svm" xlink:type="simple" xlink:show="embed" xlink:actuate="onLoad">
            <text:p/>
          </draw:image>
        </draw:frame>
        <draw:frame draw:style-name="gr11" draw:text-style-name="P3" draw:layer="layout" svg:width="2.81cm" svg:height="2.81cm" svg:x="4.14cm" svg:y="9.055cm">
          <draw:image xlink:href="Pictures/200000610000069D0000069D346DA31A.svm" xlink:type="simple" xlink:show="embed" xlink:actuate="onLoad">
            <text:p/>
          </draw:image>
        </draw:frame>
        <draw:frame draw:style-name="gr11" draw:text-style-name="P3" draw:layer="layout" svg:width="2.81cm" svg:height="2.81cm" svg:x="4.14cm" svg:y="8.15cm">
          <draw:image xlink:href="Pictures/200000610000069D0000069D346DA31A.svm" xlink:type="simple" xlink:show="embed" xlink:actuate="onLoad">
            <text:p/>
          </draw:image>
        </draw:frame>
        <draw:frame draw:style-name="gr11" draw:text-style-name="P3" draw:layer="layout" svg:width="2.81cm" svg:height="2.81cm" svg:x="4.14cm" svg:y="7.15cm">
          <draw:image xlink:href="Pictures/200000610000069D0000069D346DA31A.svm" xlink:type="simple" xlink:show="embed" xlink:actuate="onLoad">
            <text:p/>
          </draw:image>
        </draw:frame>
        <draw:frame draw:style-name="gr11" draw:text-style-name="P3" draw:id="id3" draw:layer="layout" svg:width="2.54cm" svg:height="2.54cm" svg:x="20.65cm" svg:y="6.38cm">
          <draw:image xlink:href="Pictures/200001D8000006B10000069D962DEC0B.svm" xlink:type="simple" xlink:show="embed" xlink:actuate="onLoad">
            <text:p/>
          </draw:image>
        </draw:frame>
        <draw:frame draw:style-name="gr11" draw:text-style-name="P3" draw:id="id1" draw:layer="layout" svg:width="2.81cm" svg:height="2.81cm" svg:x="4.14cm" svg:y="6.245cm">
          <draw:image xlink:href="Pictures/200000610000069D0000069D346DA31A.svm" xlink:type="simple" xlink:show="embed" xlink:actuate="onLoad">
            <text:p/>
          </draw:image>
        </draw:frame>
        <draw:frame draw:style-name="gr11" draw:text-style-name="P3" draw:id="id4" draw:layer="layout" svg:width="2.54cm" svg:height="2.54cm" svg:x="20.65cm" svg:y="10.96cm">
          <draw:image xlink:href="Pictures/2000005A0000069D0000069DA8B4F03C.svm" xlink:type="simple" xlink:show="embed" xlink:actuate="onLoad">
            <text:p/>
          </draw:image>
        </draw:frame>
        <draw:connector draw:style-name="gr12" draw:text-style-name="P3" draw:layer="layout" draw:type="curve" svg:x1="6.95cm" svg:y1="7.65cm" svg:x2="11.125cm" svg:y2="10.642cm" draw:start-shape="id1" draw:start-glue-point="1" draw:end-shape="id2" svg:d="m6950 7650c3132 0 1045 2992 4175 2992">
          <text:p/>
        </draw:connector>
        <draw:connector draw:style-name="gr12" draw:text-style-name="P3" draw:layer="layout" draw:type="curve" svg:x1="16.84cm" svg:y1="10.642cm" svg:x2="20.65cm" svg:y2="7.65cm" draw:start-shape="id2" draw:end-shape="id3" svg:d="m16840 10642c2857 0 953-2992 3810-2992">
          <text:p/>
        </draw:connector>
        <draw:connector draw:style-name="gr12" draw:text-style-name="P3" draw:layer="layout" draw:type="curve" svg:x1="16.84cm" svg:y1="10.642cm" svg:x2="20.65cm" svg:y2="12.23cm" draw:start-shape="id2" draw:end-shape="id4" svg:d="m16840 10642c2857 0 953 1588 3810 1588">
          <text:p/>
        </draw:connector>
        <draw:frame draw:style-name="gr11" draw:text-style-name="P3" draw:id="id2" draw:layer="layout" svg:width="5.715cm" svg:height="5.715cm" svg:x="11.125cm" svg:y="7.785cm">
          <draw:image xlink:href="Pictures/2000010E0000069D0000069DF42E89F1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21:26:59</meta:creation-date>
    <meta:editing-duration>PT03H12M40S</meta:editing-duration>
    <meta:editing-cycles>47</meta:editing-cycles>
    <dc:date>2009-10-11T12:42:54</dc:date>
    <meta:generator>OpenOffice.org/3.0$Unix OpenOffice.org_project/300m15$Build-9379</meta:generator>
    <meta:document-statistic meta:object-count="83"/>
  </office:meta>
</office:document-meta>
</file>